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32a" officeooo:paragraph-rsid="0018732a"/>
    </style:style>
    <style:style style:name="P2" style:family="paragraph" style:parent-style-name="Standard">
      <style:text-properties officeooo:rsid="001a67dc" officeooo:paragraph-rsid="001a67dc"/>
    </style:style>
    <style:style style:name="P3" style:family="paragraph" style:parent-style-name="Standard">
      <style:text-properties officeooo:rsid="00217909" officeooo:paragraph-rsid="0020884c"/>
    </style:style>
    <style:style style:name="P4" style:family="paragraph" style:parent-style-name="Standard">
      <style:text-properties fo:font-weight="bold" officeooo:rsid="0018732a" officeooo:paragraph-rsid="0018732a" style:font-weight-asian="bold" style:font-weight-complex="bold"/>
    </style:style>
    <style:style style:name="P5" style:family="paragraph" style:parent-style-name="Standard">
      <style:text-properties fo:font-size="12pt" officeooo:rsid="001a67dc" officeooo:paragraph-rsid="0020884c" style:font-size-asian="12pt" style:font-size-complex="12pt"/>
    </style:style>
    <style:style style:name="P6" style:family="paragraph" style:parent-style-name="Standard">
      <style:text-properties fo:font-size="12pt" officeooo:rsid="001a67dc" officeooo:paragraph-rsid="001a67dc" style:font-size-asian="12pt" style:font-size-complex="12pt"/>
    </style:style>
    <style:style style:name="T1" style:family="text">
      <style:text-properties officeooo:rsid="001a67dc"/>
    </style:style>
    <style:style style:name="T2" style:family="text">
      <style:text-properties officeooo:rsid="001f9104"/>
    </style:style>
    <style:style style:name="T3" style:family="text">
      <style:text-properties officeooo:rsid="0020884c"/>
    </style:style>
    <style:style style:name="T4" style:family="text">
      <style:text-properties officeooo:rsid="0021790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0884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4280 – Programming Languages</text:p>
      <text:p text:style-name="P1">Homework 2</text:p>
      <text:p text:style-name="P1">Connor Baniak</text:p>
      <text:p text:style-name="P1"/>
      <text:p text:style-name="P1">1) <text:s/>&lt;for loop&gt; ::= for ( &lt;expression&gt; ; &lt;expression&gt;; &lt;expression&gt; ) <text:span text:style-name="T3">&lt;statement&gt; | &lt;block&gt;</text:span></text:p>
      <text:p text:style-name="P1"/>
      <text:p text:style-name="P1">2) <text:s/><text:span text:style-name="T1">S =&gt; (101)*(00)*(01)</text:span></text:p>
      <text:p text:style-name="P1"/>
      <text:p text:style-name="P2">3) Infinite amount of the strings because of the <text:span text:style-name="T2">(101)* and </text:span>(00)*.</text:p>
      <text:p text:style-name="P2"/>
      <text:p text:style-name="P6">4) <text:tab/>- - - - -<text:span text:style-name="T3">01</text:span></text:p>
      <text:p text:style-name="P5"><text:tab/>- - - <text:span text:style-name="T3">0101</text:span></text:p>
      <text:p text:style-name="P5"><text:span text:style-name="T3"><text:tab/>- <text:s/>010101</text:span></text:p>
      <text:p text:style-name="P5"><text:tab/>- <text:s/><text:span text:style-name="T3">000001</text:span></text:p>
      <text:p text:style-name="P5"><text:tab/>- <text:s/><text:span text:style-name="T4">000101</text:span></text:p>
      <text:p text:style-name="P5"><text:tab/>- - <text:span text:style-name="T3">10101</text:span></text:p>
      <text:p text:style-name="P5"><text:tab/>- - - <text:span text:style-name="T3">0001</text:span></text:p>
      <text:p text:style-name="P5"><text:tab/><text:span text:style-name="T3">1010101</text:span></text:p>
      <text:p text:style-name="P5"><text:span text:style-name="T3"><text:tab/>1010001 <text:s/></text:span></text:p>
      <text:p text:style-name="P5"/>
      <text:p text:style-name="P3"><text:tab/><text:span text:style-name="T5">9 To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41:46.724425830</meta:creation-date>
    <dc:date>2019-02-13T16:57:10.731212118</dc:date>
    <meta:editing-duration>PT4H7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65" meta:character-count="337" meta:non-whitespace-character-count="270"/>
  </office:meta>
</office:document-meta>
</file>